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Droid Sans Mono" fo:font-size="9pt" style:font-size-asian="9pt" style:font-size-complex="9pt"/>
    </style:style>
    <style:style style:name="P2" style:family="paragraph" style:parent-style-name="Preformatted_20_Text">
      <style:text-properties style:font-name="Droid Sans Mono" fo:font-size="9pt" fo:font-weight="normal" style:font-size-asian="9pt" style:font-weight-asian="normal" style:font-size-complex="9pt" style:font-weight-complex="normal"/>
    </style:style>
    <style:style style:name="P3" style:family="paragraph" style:parent-style-name="Preformatted_20_Text">
      <style:paragraph-properties fo:margin-top="0in" fo:margin-bottom="0.1965in"/>
      <style:text-properties style:font-name="Droid Sans Mono" fo:font-size="9pt" style:font-size-asian="9pt" style:font-size-complex="9pt"/>
    </style:style>
    <style:style style:name="T1" style:family="text">
      <style:text-properties fo:color="#800000"/>
    </style:style>
    <style:style style:name="T2" style:family="text">
      <style:text-properties fo:color="#0084d1"/>
    </style:style>
    <style:style style:name="T3" style:family="text">
      <style:text-properties fo:color="#ff00f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7e0021"/>
    </style:style>
    <style:style style:name="T6" style:family="text">
      <style:text-properties fo:color="#9966cc"/>
    </style:style>
    <style:style style:name="T7" style:family="text">
      <style:text-properties fo:color="#0047ff"/>
    </style:style>
    <style:style style:name="T8" style:family="text">
      <style:text-properties fo:color="#0000ff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rl 5 cheat sheet v8 by Juerd Waalboer, <text:a xlink:type="simple" xlink:href="http://juerd.nl/"><text:span text:style-name="T7">http://juerd.nl/</text:span></text:a> ; syntax by dbbolton</text:p>
      <text:p text:style-name="P1"/>
      <text:p text:style-name="P1"><text:s/><text:span text:style-name="T4">CONTEXTS</text:span> <text:s/><text:span text:style-name="T4">SIGILS</text:span> <text:s text:c="12"/><text:span text:style-name="T4">ARRAYS</text:span> <text:s text:c="7"/><text:span text:style-name="T4">HASHES</text:span></text:p>
      <text:p text:style-name="P1"><text:s/>void <text:s text:c="5"/><text:span text:style-name="T2">$scalar</text:span> <text:s text:c="2"/>whole: <text:s text:c="2"/><text:span text:style-name="T2">@array</text:span> <text:s text:c="7"/><text:span text:style-name="T2">%hash</text:span></text:p>
      <text:p text:style-name="P1"><text:s/>scalar <text:s text:c="3"/><text:span text:style-name="T2">@array</text:span> <text:s text:c="3"/>slice: <text:s text:c="2"/><text:span text:style-name="T2">@array</text:span>[<text:span text:style-name="T3">0</text:span>, <text:span text:style-name="T3">2</text:span>] <text:s/><text:span text:style-name="T2">@hash</text:span>{<text:span text:style-name="T3">'a'</text:span>, <text:span text:style-name="T3">'b'</text:span>}</text:p>
      <text:p text:style-name="P1"><text:s/>list <text:s text:c="5"/><text:span text:style-name="T2">%hash</text:span> <text:s text:c="4"/>element: <text:span text:style-name="T2">$array</text:span>[<text:span text:style-name="T3">0</text:span>] <text:s text:c="4"/><text:span text:style-name="T2">$hash</text:span>{<text:span text:style-name="T3">'a'</text:span>}</text:p>
      <text:p text:style-name="P1"><text:s text:c="11"/><text:span text:style-name="T2">&amp;sub</text:span></text:p>
      <text:p text:style-name="P1"><text:s text:c="11"/>*<text:span text:style-name="T1">glob</text:span> <text:s text:c="3"/><text:span text:style-name="T4">SCALAR VALUES</text:span></text:p>
      <text:p text:style-name="P1"><text:s text:c="20"/>number, string, reference, <text:span text:style-name="T1">glob</text:span>, <text:span text:style-name="T1">undef</text:span></text:p>
      <text:p text:style-name="P1"><text:s/><text:span text:style-name="T4">REFERENCES</text:span></text:p>
      <text:p text:style-name="P1"><text:s/>\ <text:s text:c="4"/>references <text:s text:c="5"/><text:span text:style-name="T2">$$foo</text:span>[<text:span text:style-name="T3">1</text:span>] <text:s text:c="6"/>aka <text:span text:style-name="T2">$foo</text:span>-&gt;[<text:span text:style-name="T3">1</text:span>]</text:p>
      <text:p text:style-name="P1"><text:s/>$@%&amp;* dereference <text:s text:c="4"/><text:span text:style-name="T2">$$foo</text:span>{bar} <text:s text:c="4"/>aka <text:span text:style-name="T2">$foo</text:span>-&gt;{bar}</text:p>
      <text:p text:style-name="P1"><text:s/>[] <text:s text:c="3"/>anon. arrayref <text:s/>${<text:span text:style-name="T2">$$foo</text:span>[<text:span text:style-name="T3">1</text:span>]}[<text:span text:style-name="T3">2</text:span>] aka <text:span text:style-name="T2">$foo</text:span>-&gt;[<text:span text:style-name="T3">1</text:span>]-&gt;[<text:span text:style-name="T3">2</text:span>]</text:p>
      <text:p text:style-name="P1"><text:s/>{} <text:s text:c="3"/>anon. hashref <text:s text:c="2"/>${<text:span text:style-name="T2">$$foo</text:span>[<text:span text:style-name="T3">1</text:span>]}[<text:span text:style-name="T3">2</text:span>] aka <text:span text:style-name="T2">$foo</text:span>-&gt;[<text:span text:style-name="T3">1</text:span>][<text:span text:style-name="T3">2</text:span>]</text:p>
      <text:p text:style-name="P1"><text:s/>\() <text:s text:c="2"/>list of refs</text:p>
      <text:p text:style-name="P1"><text:s text:c="25"/><text:span text:style-name="T4">NUMBERS vs STRINGS</text:span> <text:s/><text:span text:style-name="T4">LINKS</text:span></text:p>
      <text:p text:style-name="P1"><text:s/><text:span text:style-name="T4">OPERATOR PRECEDENCE</text:span> <text:s text:c="4"/>= <text:s text:c="9"/>= <text:s text:c="7"/><text:span text:style-name="T8">perl.plover.com</text:span></text:p>
      <text:p text:style-name="P1"><text:s/>-&gt; <text:s text:c="21"/>+ <text:s text:c="9"/>. <text:s text:c="7"/><text:span text:style-name="T8">search.cpan.org</text:span></text:p>
      <text:p text:style-name="P1"><text:s/>++ -- <text:s text:c="18"/>== != <text:s text:c="5"/><text:span text:style-name="T1">eq ne</text:span> <text:s text:c="8"/><text:span text:style-name="T8">cpan.org</text:span></text:p>
      <text:p text:style-name="P1"><text:s/>** <text:s text:c="21"/>&lt; &gt; &lt;= &gt;= <text:s/><text:span text:style-name="T1">lt gt le ge</text:span> <text:s text:c="2"/><text:span text:style-name="T8">pm.org</text:span></text:p>
      <text:p text:style-name="P1"><text:s/>! ~ \ u+ u- <text:s text:c="12"/>&lt;=&gt; <text:s text:c="7"/><text:span text:style-name="T1">cmp</text:span> <text:s text:c="10"/><text:span text:style-name="T8">tpj.com</text:span></text:p>
      <text:p text:style-name="P1"><text:s/>=~ !~ <text:s text:c="43"/><text:span text:style-name="T8">perldoc.com</text:span></text:p>
      <text:p text:style-name="P1"><text:s/>* / % x <text:s text:c="16"/>SYNTAX</text:p>
      <text:p text:style-name="P1"><text:s/>+ - . <text:s text:c="18"/><text:span text:style-name="T1">for</text:span> <text:s text:c="3"/>(LIST) { }, <text:span text:style-name="T1">for</text:span> (a;b;c) { }</text:p>
      <text:p text:style-name="P1"><text:s/>&lt;&lt; &gt;&gt; <text:s text:c="18"/><text:span text:style-name="T1">while</text:span> <text:s/>( ) { }, <text:span text:style-name="T1">until</text:span> ( ) { }</text:p>
      <text:p text:style-name="P1"><text:s/>named uops <text:s text:c="13"/><text:span text:style-name="T1">if</text:span> <text:s text:c="4"/>( ) { } <text:span text:style-name="T1">elsif</text:span> ( ) { } <text:span text:style-name="T1">else</text:span> { }</text:p>
      <text:p text:style-name="P1"><text:s/>&lt; &gt; &lt;= &gt;= <text:span text:style-name="T1">lt</text:span> <text:span text:style-name="T1">gt</text:span> <text:span text:style-name="T1">le</text:span> <text:span text:style-name="T1">ge</text:span> <text:s text:c="2"/><text:span text:style-name="T1">unless</text:span> ( ) { } <text:span text:style-name="T1">elsif</text:span> ( ) { } <text:span text:style-name="T1">else</text:span> { }</text:p>
      <text:p text:style-name="P1"><text:s/>== != &lt;=&gt; <text:span text:style-name="T1">eq</text:span> <text:span text:style-name="T1">ne</text:span> <text:span text:style-name="T1">cmp</text:span> <text:s text:c="4"/><text:span text:style-name="T1">for</text:span> equals <text:span text:style-name="T1">foreach</text:span> (ALWAYS)</text:p>
      <text:p text:style-name="P1"><text:s/>&amp;</text:p>
      <text:p text:style-name="P1"><text:s/>| ^ <text:s text:c="13"/><text:span text:style-name="T4">REGEX METACHARS</text:span> <text:s text:c="11"/><text:span text:style-name="T4">REGEX MODIFIERS</text:span></text:p>
      <text:p text:style-name="P1"><text:s/>&amp;&amp; <text:s text:c="14"/><text:span text:style-name="T3">^</text:span><text:span text:style-name="T6"> </text:span><text:s text:c="4"/>string begin <text:s text:c="8"/><text:span text:style-name="T1">/i</text:span> case insens.</text:p>
      <text:p text:style-name="P1"><text:s/>|| <text:s text:c="14"/><text:span text:style-name="T3">$</text:span><text:span text:style-name="T6"> </text:span><text:s text:c="4"/>str. end (before \n) <text:span text:style-name="T1">/m</text:span> line based ^$</text:p>
      <text:p text:style-name="P1"><text:s/>.. ... <text:s text:c="10"/><text:span text:style-name="T6">+</text:span> <text:s text:c="4"/>one or more <text:s text:c="9"/><text:span text:style-name="T1">/s</text:span> . includes \n</text:p>
      <text:p text:style-name="P1"><text:s/>?: <text:s text:c="14"/><text:span text:style-name="T6">*</text:span> <text:s text:c="4"/>zero or more <text:s text:c="8"/><text:span text:style-name="T1">/x</text:span> ign. wh.space</text:p>
      <text:p text:style-name="P1"><text:s/>= += -= *= etc. <text:s/><text:span text:style-name="T6">?</text:span> <text:s text:c="4"/>zero or one <text:s text:c="9"/><text:span text:style-name="T1">/g</text:span> global</text:p>
      <text:p text:style-name="P1"><text:s/>, =&gt; <text:s text:c="12"/><text:span text:style-name="T6">{3,7}</text:span> repeat in range</text:p>
      <text:p text:style-name="P1"><text:s/>list ops <text:s text:c="8"/><text:span text:style-name="T6">()</text:span> <text:s text:c="3"/>capture <text:s text:c="9"/>REGEX CHARCLASSES</text:p>
      <text:p text:style-name="P1"><text:s/><text:span text:style-name="T1">not</text:span> <text:s text:c="13"/><text:span text:style-name="T6">(?:)</text:span> <text:s/>no capture <text:s text:c="6"/><text:span text:style-name="T6">.</text:span> <text:s/>== <text:span text:style-name="T6">[^\n]</text:span></text:p>
      <text:p text:style-name="P1"><text:s/><text:span text:style-name="T1">and</text:span> <text:s text:c="13"/><text:span text:style-name="T6">[]</text:span> <text:s text:c="3"/>character class <text:s/><text:span text:style-name="T6">\s</text:span> == <text:span text:style-name="T6">[\x20\f\t\r\n]</text:span></text:p>
      <text:p text:style-name="P1"><text:s/><text:span text:style-name="T1">or</text:span> <text:span text:style-name="T1">xor</text:span> <text:s text:c="10"/><text:span text:style-name="T3">|</text:span> <text:s text:c="4"/>alternation <text:s text:c="5"/><text:span text:style-name="T6">\w</text:span> == <text:span text:style-name="T6">[A-Za-z0-9_]</text:span></text:p>
      <text:p text:style-name="P1"><text:s text:c="18"/><text:span text:style-name="T6">\b</text:span> <text:s text:c="3"/>word boundary <text:s text:c="3"/><text:span text:style-name="T6">\d</text:span> == <text:span text:style-name="T6">[0-9]</text:span> </text:p>
      <text:p text:style-name="P1"><text:s text:c="18"/><text:span text:style-name="T6">\z</text:span> <text:s text:c="3"/>string end <text:s text:c="6"/><text:span text:style-name="T6">\S</text:span>, <text:span text:style-name="T6">\W</text:span> and <text:span text:style-name="T6">\D</text:span> negate</text:p>
      <text:p text:style-name="P1"><text:s/><text:span text:style-name="T4">DO</text:span></text:p>
      <text:p text:style-name="P1"><text:s/><text:span text:style-name="T1">use strict</text:span>; <text:s text:c="7"/><text:span text:style-name="T4">DON'T</text:span> <text:s text:c="11"/><text:span text:style-name="T4">LINKS</text:span></text:p>
      <text:p text:style-name="P1"><text:s/><text:span text:style-name="T1">use warnings</text:span>; <text:s text:c="5"/>"$foo" <text:s text:c="10"/><text:span text:style-name="T8">perl.com</text:span> <text:s text:c="6"/></text:p>
      <text:p text:style-name="P1"><text:s/><text:span text:style-name="T1">my</text:span> <text:span text:style-name="T2">$var</text:span>; <text:s text:c="10"/>$$variable_name <text:s/><text:span text:style-name="T8">perlmonks.org</text:span> <text:s/></text:p>
      <text:p text:style-name="P1"><text:s/><text:span text:style-name="T1">open</text:span>() <text:span text:style-name="T1">or die</text:span> <text:span text:style-name="T2">$!</text:span>; <text:s/>`$userinput` <text:s text:c="4"/><text:span text:style-name="T8">use.perl.org</text:span> <text:s text:c="2"/></text:p>
      <text:p text:style-name="P1"><text:s/><text:span text:style-name="T5">use</text:span> Modules; <text:s text:c="6"/>/$userinput/ <text:s text:c="4"/><text:span text:style-name="T8">perl.apache.org</text:span></text:p>
      <text:p text:style-name="P1"><text:s text:c="37"/><text:span text:style-name="T8">parrotcode.org</text:span> </text:p>
      <text:p text:style-name="P1"><text:s/><text:span text:style-name="T4">FUNCTION RETURN LISTS</text:span></text:p>
      <text:p text:style-name="P1"><text:s/><text:span text:style-name="T1">stat</text:span> <text:s text:c="5"/><text:span text:style-name="T1">localtime</text:span> <text:s text:c="3"/><text:span text:style-name="T1">caller</text:span> <text:s text:c="8"/><text:span text:style-name="T4">SPECIAL VARIABLES</text:span></text:p>
      <text:p text:style-name="P1"><text:s text:c="2"/>0 dev <text:s text:c="3"/>0 second <text:s text:c="4"/>0 package <text:s text:c="5"/><text:span text:style-name="T2">$_</text:span> <text:s text:c="3"/>default variable</text:p>
      <text:p text:style-name="P1"><text:s text:c="2"/>1 ino <text:s text:c="3"/>1 minute <text:s text:c="4"/>1 filename <text:s text:c="4"/><text:span text:style-name="T2">$0</text:span> <text:s text:c="3"/>program name</text:p>
      <text:p text:style-name="P1"><text:s text:c="2"/>2 mode <text:s text:c="2"/>2 hour <text:s text:c="6"/>2 line <text:s text:c="8"/><text:span text:style-name="T2">$/</text:span> <text:s text:c="3"/>input separator</text:p>
      <text:p text:style-name="P1"><text:s text:c="2"/>3 nlink <text:s/>3 day <text:s text:c="7"/>3 subroutine <text:s text:c="2"/><text:span text:style-name="T2">$\</text:span> <text:s text:c="3"/>output separator</text:p>
      <text:p text:style-name="P1"><text:s text:c="2"/>4 uid <text:s text:c="3"/>4 month-1 <text:s text:c="3"/>4 hasargs <text:s text:c="5"/><text:span text:style-name="T2">$|</text:span> <text:s text:c="3"/>autoflush</text:p>
      <text:p text:style-name="P1"><text:s text:c="2"/>5 gid <text:s text:c="3"/>5 year-1900 <text:s/>5 wantarray <text:s text:c="3"/><text:span text:style-name="T2">$!</text:span> <text:s text:c="3"/>sys/libcall error</text:p>
      <text:p text:style-name="P1"><text:s text:c="2"/>6 rdev <text:s text:c="2"/>6 weekday <text:s text:c="3"/>6 evaltext <text:s text:c="4"/><text:span text:style-name="T2">$@</text:span> <text:s text:c="3"/>eval error</text:p>
      <text:p text:style-name="P1"><text:s text:c="2"/>7 size <text:s text:c="2"/>7 yearday <text:s text:c="3"/>7 is_require <text:s text:c="2"/><text:span text:style-name="T2">$$</text:span> <text:s text:c="3"/>process ID</text:p>
      <text:p text:style-name="P1"><text:s text:c="2"/>8 atime <text:s/>8 is_dst <text:s text:c="4"/>8 hints <text:s text:c="7"/><text:span text:style-name="T2">$.</text:span> <text:s text:c="3"/>line number</text:p>
      <text:p text:style-name="P1"><text:s text:c="2"/>9 mtime <text:s text:c="14"/>9 bitmask <text:s text:c="5"/><text:span text:style-name="T2">@ARGV</text:span> command line args</text:p>
      <text:p text:style-name="P1"><text:s/>10 ctime <text:s/>just use <text:s text:c="19"/><text:span text:style-name="T2">@INC</text:span> <text:s/>include paths</text:p>
      <text:p text:style-name="P1"><text:s/>11 blksz <text:s/>POSIX:: <text:s text:c="5"/>3..9 only <text:s text:c="5"/><text:span text:style-name="T2">@_</text:span> <text:s text:c="3"/>subroutine args</text:p>
      <text:p text:style-name="P3"><text:s/>12 blcks <text:s/>strftime! <text:s text:c="3"/>with EXPR <text:s text:c="5"/><text:span text:style-name="T2">%ENV</text:span> <text:s/>environ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4T11:44:57</meta:creation-date>
    <dc:date>2010-07-02T17:36:58</dc:date>
    <meta:editing-duration>PT00H29M20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63" meta:word-count="427" meta:character-count="3244"/>
  </office:meta>
</office:document-meta>
</file>